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b7c2" officeooo:paragraph-rsid="001db7c2"/>
    </style:style>
    <style:style style:name="T1" style:family="text">
      <style:text-properties officeooo:rsid="001fa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Отчет содержит информацию о проделанной работе и шагах ее выполнения</text:p>
      <text:p text:style-name="P1">файл <text:span text:style-name="T1">код </text:span>программы содержит код к программ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2:17:42.157000000</meta:creation-date>
    <dc:date>2023-04-19T12:19:22.737000000</dc:date>
    <meta:editing-duration>PT1M11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18" meta:character-count="116" meta:non-whitespace-character-count="100"/>
  </office:meta>
</office:document-meta>
</file>